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38"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39"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40"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41"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42"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43"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44"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45"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46"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47"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48"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9"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50"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51"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52"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53"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54"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55"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56"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57"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58"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9"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60"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61"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62"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63"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64"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65"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66"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67"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68"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9"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70"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71"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72"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73"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74"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75"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76"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77"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8"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9"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80"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81"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82"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83"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84"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85"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86"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87" style:family="paragraph" style:parent-style-name="Standard">
      <style:text-properties officeooo:paragraph-rsid="003446f5"/>
    </style:style>
    <style:style style:name="P88"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89"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90"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91"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92"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93"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94"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95"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96"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P97" style:family="paragraph" style:parent-style-name="Standard">
      <style:text-properties fo:font-style="normal" fo:font-weight="bold" officeooo:rsid="00845149" officeooo:paragraph-rsid="00845149" style:font-style-asian="normal" style:font-weight-asian="bold" style:font-style-complex="normal" style:font-weight-complex="bold"/>
    </style:style>
    <style:style style:name="P98" style:family="paragraph" style:parent-style-name="Standard">
      <style:text-properties officeooo:paragraph-rsid="00845149"/>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845149" style:font-style-asian="normal" style:font-weight-asian="normal" style:font-style-complex="normal" style:font-weight-complex="normal"/>
    </style:style>
    <style:style style:name="T24" style:family="text">
      <style:text-properties fo:font-style="normal" fo:font-weight="normal" officeooo:rsid="00847c69" style:font-style-asian="normal" style:font-weight-asian="normal" style:font-style-complex="normal" style:font-weight-complex="normal"/>
    </style:style>
    <style:style style:name="T25" style:family="text">
      <style:text-properties officeooo:rsid="0006153e"/>
    </style:style>
    <style:style style:name="T26" style:family="text">
      <style:text-properties fo:font-weight="normal" style:font-weight-asian="normal" style:font-weight-complex="normal"/>
    </style:style>
    <style:style style:name="T27" style:family="text">
      <style:text-properties fo:font-weight="normal" officeooo:rsid="0006153e" style:font-weight-asian="normal" style:font-weight-complex="normal"/>
    </style:style>
    <style:style style:name="T28" style:family="text">
      <style:text-properties fo:font-weight="normal" officeooo:rsid="003c7698" style:font-weight-asian="normal" style:font-weight-complex="normal"/>
    </style:style>
    <style:style style:name="T29" style:family="text">
      <style:text-properties fo:font-weight="normal" officeooo:rsid="003d7d05" style:font-weight-asian="normal" style:font-weight-complex="normal"/>
    </style:style>
    <style:style style:name="T30" style:family="text">
      <style:text-properties fo:font-weight="normal" officeooo:rsid="004f3e34" style:font-weight-asian="normal" style:font-weight-complex="normal"/>
    </style:style>
    <style:style style:name="T31" style:family="text">
      <style:text-properties fo:font-weight="normal" officeooo:rsid="004fd741" style:font-weight-asian="normal" style:font-weight-complex="normal"/>
    </style:style>
    <style:style style:name="T32" style:family="text">
      <style:text-properties fo:font-weight="normal" officeooo:rsid="0050a7a6" style:font-weight-asian="normal" style:font-weight-complex="normal"/>
    </style:style>
    <style:style style:name="T33" style:family="text">
      <style:text-properties fo:font-weight="normal" officeooo:rsid="00525fcd" style:font-weight-asian="normal" style:font-weight-complex="normal"/>
    </style:style>
    <style:style style:name="T34" style:family="text">
      <style:text-properties fo:font-weight="normal" officeooo:rsid="0069d8b9" style:font-weight-asian="normal" style:font-weight-complex="normal"/>
    </style:style>
    <style:style style:name="T35" style:family="text">
      <style:text-properties fo:font-weight="normal" officeooo:rsid="006ae9b2" style:font-weight-asian="normal" style:font-weight-complex="normal"/>
    </style:style>
    <style:style style:name="T36" style:family="text">
      <style:text-properties fo:font-weight="normal" officeooo:rsid="006cdaba" style:font-weight-asian="normal" style:font-weight-complex="normal"/>
    </style:style>
    <style:style style:name="T37" style:family="text">
      <style:text-properties fo:font-weight="normal" officeooo:rsid="006da550" style:font-weight-asian="normal" style:font-weight-complex="normal"/>
    </style:style>
    <style:style style:name="T38" style:family="text">
      <style:text-properties fo:font-weight="normal" officeooo:rsid="006e21d7" style:font-weight-asian="normal" style:font-weight-complex="normal"/>
    </style:style>
    <style:style style:name="T39" style:family="text">
      <style:text-properties fo:font-weight="normal" officeooo:rsid="003f03e9" style:font-weight-asian="normal" style:font-weight-complex="normal"/>
    </style:style>
    <style:style style:name="T40" style:family="text">
      <style:text-properties fo:font-weight="normal" officeooo:rsid="0082414e" style:font-weight-asian="normal" style:font-weight-complex="normal"/>
    </style:style>
    <style:style style:name="T41" style:family="text">
      <style:text-properties fo:font-weight="normal" officeooo:rsid="0082d7af" style:font-weight-asian="normal" style:font-weight-complex="normal"/>
    </style:style>
    <style:style style:name="T42" style:family="text">
      <style:text-properties fo:font-weight="normal" officeooo:rsid="00845149" style:font-weight-asian="normal" style:font-weight-complex="normal"/>
    </style:style>
    <style:style style:name="T43" style:family="text">
      <style:text-properties officeooo:rsid="00207381"/>
    </style:style>
    <style:style style:name="T44" style:family="text">
      <style:text-properties officeooo:rsid="002318c1"/>
    </style:style>
    <style:style style:name="T45" style:family="text">
      <style:text-properties fo:font-weight="bold" officeooo:rsid="002318c1" style:font-weight-asian="bold" style:font-weight-complex="bold"/>
    </style:style>
    <style:style style:name="T46" style:family="text">
      <style:text-properties fo:font-weight="bold" officeooo:rsid="002d8302" style:font-weight-asian="bold" style:font-weight-complex="bold"/>
    </style:style>
    <style:style style:name="T47" style:family="text">
      <style:text-properties officeooo:rsid="00284a4c"/>
    </style:style>
    <style:style style:name="T48" style:family="text">
      <style:text-properties officeooo:rsid="002d8302"/>
    </style:style>
    <style:style style:name="T49"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50"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51"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52"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3"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4"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5" style:family="text">
      <style:text-properties officeooo:rsid="003a87eb"/>
    </style:style>
    <style:style style:name="T56" style:family="text">
      <style:text-properties officeooo:rsid="0040bd59"/>
    </style:style>
    <style:style style:name="T57" style:family="text">
      <style:text-properties officeooo:rsid="0046db34"/>
    </style:style>
    <style:style style:name="T58" style:family="text">
      <style:text-properties officeooo:rsid="004fd741"/>
    </style:style>
    <style:style style:name="T59" style:family="text">
      <style:text-properties officeooo:rsid="00573b5f"/>
    </style:style>
    <style:style style:name="T60" style:family="text">
      <style:text-properties officeooo:rsid="0058eeb8"/>
    </style:style>
    <style:style style:name="T61" style:family="text">
      <style:text-properties officeooo:rsid="005c3a92"/>
    </style:style>
    <style:style style:name="T62" style:family="text">
      <style:text-properties officeooo:rsid="00630595"/>
    </style:style>
    <style:style style:name="T63" style:family="text">
      <style:text-properties officeooo:rsid="0068130a"/>
    </style:style>
    <style:style style:name="T64" style:family="text">
      <style:text-properties officeooo:rsid="007055e4"/>
    </style:style>
    <style:style style:name="T65" style:family="text">
      <style:text-properties officeooo:rsid="00720441"/>
    </style:style>
    <style:style style:name="T66" style:family="text">
      <style:text-properties officeooo:rsid="0076a20d"/>
    </style:style>
    <style:style style:name="T67" style:family="text">
      <style:text-properties officeooo:rsid="007e238e"/>
    </style:style>
    <style:style style:name="T68" style:family="text">
      <style:text-properties officeooo:rsid="0081dc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5">hyperparameter optimization (</text:span>HPO<text:span text:style-name="T25">)</text:span> study using the BOHB HP<text:span text:style-name="T27">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46"/>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46"/>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47"/>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48">- Removed the decay rate from the configuration space;</text:p>
      <text:p text:style-name="P48">-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9">-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50"/>
      <text:p text:style-name="P18">May 14 2019</text:p>
      <text:p text:style-name="P51"/>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52"/>
      <text:p text:style-name="P8"><text:span text:style-name="T9">M</text:span><text:span text:style-name="T3">ay 1</text:span><text:span text:style-name="T10">7</text:span><text:span text:style-name="T3"> 2019</text:span></text:p>
      <text:p text:style-name="P53"/>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54"/>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55"/>
      <text:p text:style-name="P56">Is the ROC/PR AUC a measure of the separation between the classes' test set distributions? Should we use weighted f-score to give appropriate weight to the precision and recall?</text:p>
      <text:p text:style-name="P56"/>
      <text:p text:style-name="P19">May 20 2019</text:p>
      <text:p text:style-name="P57"/>
      <text:p text:style-name="P58">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3">The optimization metric was set to ROC AUC again.</text:span></text:p>
      <text:p text:style-name="P58"/>
      <text:p text:style-name="P20">May 21 2019</text:p>
      <text:p text:style-name="P58"><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9"/>
      <text:p text:style-name="P21">May 24 2019</text:p>
      <text:p text:style-name="P21"/>
      <text:p text:style-name="P60">A new study (study_9) was started using study_8 as a warm-up with the same number of iterations as the previous study.</text:p>
      <text:p text:style-name="P60"/>
      <text:p text:style-name="P22">May 29-<text:span text:style-name="T47">30</text:span> 2019</text:p>
      <text:p text:style-name="P22"/>
      <text:p text:style-name="P61">In order to study BOHB performance, we decided to run two new studies using Bayesian Optimization (without Hyperband) and Random Search using as budget 50 epochs. We ran both <text:span text:style-name="T44">for 400 iterations</text:span><text:span text:style-name="T45"> </text:span><text:span text:style-name="T44">which gives a total budget of </text:span><text:span text:style-name="T46">400*3*50=60k epochs</text:span><text:span text:style-name="T44">. In order to compare with BOHB, we also ran a new BOHB study </text:span><text:span text:style-name="T46">study_bohb</text:span><text:span text:style-name="T44"> with the same total budget, using 106</text:span><text:span text:style-name="T45"> </text:span><text:span text:style-name="T44">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61"/>
      <text:p text:style-name="P23">May 31 2019</text:p>
      <text:p text:style-name="P62"/>
      <text:p text:style-name="P62">Running ensembles for studies study_8 and study_9.</text:p>
      <text:p text:style-name="P57"/>
      <text:p text:style-name="P24">June 3-4 2019</text:p>
      <text:p text:style-name="P24"/>
      <text:p text:style-name="P63">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8">although for study_7 we did not use performance averaging.</text:span></text:p>
      <text:p text:style-name="P63"/>
      <text:p text:style-name="P25">June 5 2019</text:p>
      <text:p text:style-name="P63"/>
      <text:p text:style-name="P87"><text:span text:style-name="T22">Running study_bo with 200 iterations (incorrectly chose 200 instead of 400... could do a follow-up study using this one as warmup...). Running </text:span><text:span text:style-name="T49">study_bohb_dr25_tcert_spline </text:span><text:span text:style-name="T50">using 2 nodes*4 gpus=8 configurations simultaneously. </text:span><text:span text:style-name="T51">The study was run for 72 hours, evaluating 824 configurations. </text:span><text:span text:style-name="T52">A minimum and maximum budgets of 5 and 50 were used, respectively. PR AUC was used as optimization loss. </text:span><text:span text:style-name="T53">400 iterations were submitted and for each configuration 3 models were trained, using the sample median as estimate of the performance of the configurations. </text:span><text:span text:style-name="T52">Another study, “</text:span><text:span text:style-name="T49">study_bohb_dr25_tcert_spline</text:span><text:span text:style-name="T52">2” was run for 72 hours using 1 node </text:span><text:span text:style-name="T54">using the </text:span><text:span text:style-name="T52">previous study as warm-</text:span><text:soft-page-break/><text:span text:style-name="T52">up.</text:span></text:p>
      <text:p text:style-name="P64"/>
      <text:p text:style-name="P26">June 17 2019</text:p>
      <text:p text:style-name="P65"/>
      <text:p text:style-name="P65">Training models for study “study_bohb” and “study_bohb_dr25_tcert_spline2” to check if distribution of false positives changes, since it might be due to incorrect labeling in DR24.</text:p>
      <text:p text:style-name="P65"/>
      <text:p text:style-name="P27">June 18 2019</text:p>
      <text:p text:style-name="P66"/>
      <text:p text:style-name="P66">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5">Preparing to run ensembles on Shallue’s configuration on DR25+TCERT labels and trained models from study “study_bohb” and “study_bohb_dr25_tcert_spline2”.</text:span></text:p>
      <text:p text:style-name="P66"/>
      <text:p text:style-name="P28">June 19 2019</text:p>
      <text:p text:style-name="P72"/>
      <text:p text:style-name="P72">Ran ensembles for:</text:p>
      <text:p text:style-name="P72"/>
      <text:p text:style-name="P72">- Shallue’s configuration on DR25 + TCERT spline (50 epochs)</text:p>
      <text:p text:style-name="P72">- Best configuration on study_bohb_dr25_tcert_spline2 (50 epochs, nmodels=3, hpo_loss=PR AUC)</text:p>
      <text:p text:style-name="P72">- Best configuration on study_bohb (50 epochs, nmodels=3, hpo_loss=PR AUC) which was used when comparing different optimizers on DR24</text:p>
      <text:p text:style-name="P72"/>
      <text:p text:style-name="P28"><text:span text:style-name="T26">When comparing the results between the two BOHB studies performed on DR24 and DR25 + TCERT labels, we can see that the fraction of false positives </text:span><text:span text:style-name="T28">in the test set </text:span><text:span text:style-name="T26">that are classified as almost certain PC (above 0.9) is smaller for DR25, which can be possibly related with having better labels. </text:span><text:span text:style-name="T28">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9">(on a different dataset, DR24+Autovetter labels) </text:span><text:span text:style-name="T28">used as optimization loss ROC AUC on the validation set</text:span><text:span text:style-name="T29"> </text:span><text:span text:style-name="T28">and in our study we used PR AUC. </text:span><text:span text:style-name="T29">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73"/>
      <text:p text:style-name="P29">June 20<text:span text:style-name="T56">-21</text:span> 2019</text:p>
      <text:p text:style-name="P29"/>
      <text:p text:style-name="P67">The models trained on 300 epochs using <text:span text:style-name="T56">the </text:span>best configuration obtained from study_bohb_dr25_tcert_spline2 overfit, <text:span text:style-name="T56">with the training and validation loss diverging on average around 100 epochs</text:span>. I stopped this training and <text:span text:style-name="T64">started </text:span>a new <text:span text:style-name="T56">one </text:span>using 100 epochs. The <text:span text:style-name="T56">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67"/>
      <text:p text:style-name="P30">June 24 2019</text:p>
      <text:p text:style-name="P68"><text:soft-page-break/></text:p>
      <text:p text:style-name="P68">The <text:span text:style-name="T57">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9">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9"/>
      <text:p text:style-name="P31">June 25 2019</text:p>
      <text:p text:style-name="P31"/>
      <text:p text:style-name="P70">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70"/>
      <text:p text:style-name="P32">June 26 2019</text:p>
      <text:p text:style-name="P32"/>
      <text:p text:style-name="P71">Started a new BOHB study <text:span text:style-name="T58">(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71"/>
      <text:p text:style-name="P33">June 27 2019</text:p>
      <text:p text:style-name="P74"/>
      <text:p text:style-name="P74">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74"/>
      <text:p text:style-name="P34">July 1 2019</text:p>
      <text:p text:style-name="P75"/>
      <text:p text:style-name="P34"><text:span text:style-name="T26">The </text:span><text:span text:style-name="T30">HPO </text:span><text:span text:style-name="T26">job using the whitened dataset ran to fully completion in 72 hours. </text:span><text:span text:style-name="T31">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2">whitened dataset has 31742 samples in total, while the spline dataset only has 27226. We must find why the two datasets, although using the same ephemeris information from </text:span><text:soft-page-break/><text:span text:style-name="T32">the DV module, have such a significant difference in the number of available TCEs.</text:span></text:p>
      <text:p text:style-name="P35"><text:span text:style-name="T32">T</text:span><text:span text:style-name="T26">he spline preprocessing of DR25+TCERT using DV ephemeris and 2001 and 201 as binning parameters took 9 hours on Pleiades. 20 Ivy nodes were used, 1 shard preprocessed in each node. </text:span><text:span text:style-name="T33">The dataset has around 34k TCEs and only two did not go through the preprocessing. On the other hand, the whitened dataset has around 31k examples. Running the whitening preprocessing again to check how many TCEs are not preprocessed.</text:span></text:p>
      <text:p text:style-name="P76"/>
      <text:p text:style-name="P36">July 11 2019</text:p>
      <text:p text:style-name="P36"/>
      <text:p text:style-name="P77">The whitened dataset was preprocessed again, yielding a total of about 32.4k TCEs. Most of the 1600 excluded TCEs are because the flux time series is all zeros <text:span text:style-name="T61">(something wrong with either the 34k source tbl files or the pickle files Laurent created – less memory consumption than the tbl files)</text:span>. Still got about 700 hundred more TCEs than the whitened dataset on data5. </text:p>
      <text:p text:style-name="P77"/>
      <text:p text:style-name="P37">July 18 2019</text:p>
      <text:p text:style-name="P37"/>
      <text:p text:style-name="P78">Started two new hyperparameter optimization studies using the TCEs common to the whitened and spline datasets (~): bohb_<text:span text:style-name="T59">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9">At the same time, a set of 10 models were trained using the new 34k spline dataset and the best configuration obtained in <text:span text:style-name="T58">study_bohb_dr25_tcert_spline2. </text:span>Early stopping with a patience of 20 epochs and a total number of 300 epochs was used. This ensemble was then used to infer on the 180k unlabeled dataset and rank the TCEs by predicted output. The next goal is to <text:span text:style-name="T60">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9"/>
      <text:p text:style-name="P38">July 19 2019</text:p>
      <text:p text:style-name="P38"/>
      <text:p text:style-name="P80">The study bohb_dr25tcert_whitened2 <text:span text:style-name="T62">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81">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3">I h</text:span>ave to figure out how they generated this ranking. As for the ranking produced now, we crossed the results with the 15 promising candidates that Laurent had based on the DV reports. For those, two of them were considered non-PC.</text:p>
      <text:p text:style-name="P81"/>
      <text:p text:style-name="P39"><text:soft-page-break/>July 23 2019</text:p>
      <text:p text:style-name="P88"/>
      <text:p text:style-name="P39"><text:span text:style-name="T26">The ranking Laurent produced was obtained from models trained using a class-weighted cross-entropy. </text:span><text:span text:style-name="T34">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5">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6">ranking distribution shifted toward values closer to 1 </text:span><text:span text:style-name="T37">(although still not as close to 1 as Laurent’s, maybe due to using different weights) </text:span><text:span text:style-name="T36">and the number of examples with an output above the 0.5 threshold increased to 5323. </text:span><text:span text:style-name="T37">In terms of performance of the ensemble in the test set, as expected, the accuracy, precision and PR AUC decrease while the recall and ROC AUC increased </text:span><text:span text:style-name="T38">(why the latter?)</text:span><text:span text:style-name="T37">.</text:span></text:p>
      <text:p text:style-name="P82">I had to redo the BOHB studies for comparing whitening and spline preprocessing, since they were not using a common dataset.</text:p>
      <text:p text:style-name="P82"/>
      <text:p text:style-name="P40">July 26 2019</text:p>
      <text:p text:style-name="P40"/>
      <text:p text:style-name="P83">Reading through the Python source code used to create the required data and files in the required formats to be fed into the DV MATLAB package, and also the MATLAB source code used to load the data and prepare it for the former. <text:span text:style-name="T65">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83"/>
      <text:p text:style-name="P41">July 29 2019</text:p>
      <text:p text:style-name="P41"/>
      <text:p text:style-name="P84">The DV took around 2h 15 min to generate a report for a Kepler ID on my local desktop (glaeken). <text:span text:style-name="T66">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85">The bohb_dr25tcert_whitened4 study finished. Started bobh_dr25tcert_spline3 so that we can compare the two types of preprocessing.</text:p>
      <text:p text:style-name="P84"/>
      <text:p text:style-name="P42">July 30 2019</text:p>
      <text:p text:style-name="P89"/>
      <text:p text:style-name="P85">Studies that we want to conduct:</text:p>
      <text:p text:style-name="P85"><text:soft-page-break/>- DR25 + TCERT + spline + gapped</text:p>
      <text:p text:style-name="P85">- DR25 + TCERT + spline + gapped + centroids</text:p>
      <text:p text:style-name="P85">- DR25 + TCERT + spline + gapped + odd-even</text:p>
      <text:p text:style-name="P43"><text:span text:style-name="T26">- DR25 + TCERT + spline + gapped + centroids + odd-even (DONE by Nikash with significantly better results than for <text:s/></text:span><text:span text:style-name="T39">study_bohb_dr25_tcert_spline2 </text:span><text:span text:style-name="T26">(10 models ensemble, ES 300-p20, 34k DR25 + TCERT + spline + nongapped)</text:span></text:p>
      <text:p text:style-name="P91"/>
      <text:p text:style-name="P44">July 31 2019</text:p>
      <text:p text:style-name="P86"/>
      <text:p text:style-name="P86">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89"/>
      <text:p text:style-name="P45">August 2 2019</text:p>
      <text:p text:style-name="P45"/>
      <text:p text:style-name="P93">Nikash converted the whitened dataset in tbl format from the NASA Exoplanet Archive (or MAST, according to Laurent) to pickle files. He did not completed the</text:p>
      <text:p text:style-name="P93">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93"/>
      <text:p text:style-name="P93">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93">(1) the maximum budget of 50 epochs is not enough to train the models with all the channels, resulting in <text:span text:style-name="T67">und</text:span>erfitting. If this was true, we would see that when training the 10 models for 300 epochs with early stopping the models would peak at later epochs than 50 and than the gapped version, which didn't occur;</text:p>
      <text:p text:style-name="P93">(2) the maximum budget of 50 epochs is not enough to find configurations (possibly more complex) that can use the richer information in the input and yield better performance for all th<text:span text:style-name="T67">ese</text:span> channels, which would mean that we would have to increase the maximum budget;</text:p>
      <text:p text:style-name="P93">(3) the general configuration that we designed is not rich enough to capture the regularities in the data present in all those channels.</text:p>
      <text:p text:style-name="P93"/>
      <text:p text:style-name="P93">I also did a small analysis on the inputs in terms of views and centroid data <text:span text:style-name="T68">(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93"><text:soft-page-break/></text:p>
      <text:p text:style-name="P92">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92"/>
      <text:p text:style-name="P94">August 6 2019</text:p>
      <text:p text:style-name="P94"><text:span text:style-name="T26"/></text:p>
      <text:p text:style-name="P95"><text:span text:style-name="T26">The performance ranking (PR AUC) for the studies were, in decreasing order: centroid+gapped, centroid+odd_even+gapped, gapped, odd_even+gapped. All the studies used around the same total budget and reached a plateau.</text:span></text:p>
      <text:p text:style-name="P95"><text:span text:style-name="T26"/></text:p>
      <text:p text:style-name="P95"><text:span text:style-name="T26">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span></text:p>
      <text:p text:style-name="P95"><text:span text:style-name="T26">Hamed </text:span><text:span text:style-name="T40">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text:span><text:span text:style-name="T42">-</text:span><text:span text:style-name="T40"> but here we would be focusing also on AFPs when our main goal is to classify PCs </text:span><text:span text:style-name="T42">-</text:span><text:span text:style-name="T40">, and weighting more AFPs in terms of loss.</text:span></text:p>
      <text:p text:style-name="P95"><text:span text:style-name="T40"/></text:p>
      <text:p text:style-name="P96"><text:span text:style-name="T26">As for DV, Jeff and Joe looked at the summary report and seem to agree that the reason for the missing </text:span><text:span text:style-name="T41">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text:p text:style-name="P96"><text:span text:style-name="T41"/></text:p>
      <text:p text:style-name="P97">August 12 2019</text:p>
      <text:p text:style-name="P97"><text:span text:style-name="T26"/></text:p>
      <text:p text:style-name="P98"><text:span text:style-name="T23">Nikash ran a HPO study for the model trained only on AFP+PC examples, using as input gapped+centroid+odd+even. I then used the best configuration from this study, ‘model2’, and the best configuration from the gapped+centroid study (models trained using all the data) to design a sequential model, ‘modelseq’: ‘model1’ classifies TCEs as PC or non-PC; those that are classified as PC, I replace by the classification given by ‘model2’, so’model2’ works as a veto classifier. However, </text:span><text:span text:style-name="T24">t</text:span><text:span text:style-name="T26">he results show that the performance of ‘modelseq’ is the same as ‘model1’, so ‘model2’ is not helping in distinguishing AFPs from PCs. From those examples that are classified as PC by ‘model1’ only a small percentage (&lt;2%) change to non-PC by ‘model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13T09:34:45.054147327</dc:date>
    <meta:editing-duration>P24DT15H2M11S</meta:editing-duration>
    <meta:editing-cycles>52</meta:editing-cycles>
    <meta:generator>LibreOffice/5.3.6.1$Linux_X86_64 LibreOffice_project/30$Build-1</meta:generator>
    <meta:document-statistic meta:table-count="0" meta:image-count="0" meta:object-count="0" meta:page-count="9" meta:paragraph-count="106" meta:word-count="4854" meta:character-count="28894" meta:non-whitespace-character-count="24136"/>
  </office:meta>
</office:document-meta>
</file>